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2681in" table:align="margins" style:shadow="none"/>
    </style:style>
    <style:style style:name="Table1.A" style:family="table-column">
      <style:table-column-properties style:column-width="2.75in" style:rel-column-width="3960*"/>
    </style:style>
    <style:style style:name="Table1.B" style:family="table-column">
      <style:table-column-properties style:column-width="2.7611in" style:rel-column-width="3976*"/>
    </style:style>
    <style:style style:name="Table1.C" style:family="table-column">
      <style:table-column-properties style:column-width="2.7569in" style:rel-column-width="3970*"/>
    </style:style>
    <style:style style:name="Table1.1" style:family="table-row">
      <style:table-row-properties style:row-height="1.55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P1" style:family="paragraph" style:parent-style-name="Standard">
      <style:text-properties officeooo:rsid="0014b655" officeooo:paragraph-rsid="001c1435"/>
    </style:style>
    <style:style style:name="P2" style:family="paragraph" style:parent-style-name="Standard">
      <style:text-properties officeooo:paragraph-rsid="001c1435"/>
    </style:style>
    <style:style style:name="P3" style:family="paragraph" style:parent-style-name="Table_20_Contents">
      <style:paragraph-properties fo:text-align="center" style:justify-single-word="false"/>
      <style:text-properties officeooo:rsid="0017188c" officeooo:paragraph-rsid="001c1435"/>
    </style:style>
    <style:style style:name="P4" style:family="paragraph" style:parent-style-name="Table_20_Contents">
      <style:paragraph-properties fo:text-align="center" style:justify-single-word="false"/>
      <style:text-properties officeooo:paragraph-rsid="001c1435"/>
    </style:style>
    <style:style style:name="P5" style:family="paragraph" style:parent-style-name="Table_20_Contents">
      <style:paragraph-properties fo:text-align="center" style:justify-single-word="false"/>
      <style:text-properties officeooo:paragraph-rsid="001d9940"/>
    </style:style>
    <style:style style:name="P6" style:family="paragraph" style:parent-style-name="Table_20_Contents">
      <style:text-properties officeooo:paragraph-rsid="001c1435"/>
    </style:style>
    <style:style style:name="P7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4b655"/>
    </style:style>
    <style:style style:name="T2" style:family="text">
      <style:text-properties officeooo:rsid="0017188c"/>
    </style:style>
    <style:style style:name="T3" style:family="text">
      <style:text-properties officeooo:rsid="001c6af6"/>
    </style:style>
    <style:style style:name="T4" style:family="text">
      <style:text-properties officeooo:rsid="001d9940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58954208">
          <text:insertion>
            <office:change-info>
              <dc:creator>Vincenzo Ampolo</dc:creator>
              <dc:date>2011-01-29T17:30:00</dc:date>
            </office:change-info>
          </text:insertion>
        </text:changed-region>
        <text:changed-region text:id="ct37773504">
          <text:insertion>
            <office:change-info>
              <dc:creator>Vincenzo Ampolo</dc:creator>
              <dc:date>2011-01-29T17:33:00</dc:date>
            </office:change-info>
          </text:insertion>
        </text:changed-region>
        <text:changed-region text:id="ct71371280">
          <text:insertion>
            <office:change-info>
              <dc:creator>Vincenzo Ampolo</dc:creator>
              <dc:date>2011-01-29T17:34:00</dc:date>
            </office:change-info>
          </text:insertion>
        </text:changed-region>
        <text:changed-region text:id="ct66318352">
          <text:insertion>
            <office:change-info>
              <dc:creator>Vincenzo Ampolo</dc:creator>
              <dc:date>2011-01-29T17:31:00</dc:date>
            </office:change-info>
          </text:insertion>
        </text:changed-region>
        <text:changed-region text:id="ct66304768">
          <text:insertion>
            <office:change-info>
              <dc:creator>Vincenzo Ampolo</dc:creator>
              <dc:date>2011-01-29T17:31:00</dc:date>
            </office:change-info>
          </text:insertion>
        </text:changed-region>
        <text:changed-region text:id="ct66432736">
          <text:insertion>
            <office:change-info>
              <dc:creator>Vincenzo Ampolo</dc:creator>
              <dc:date>2011-01-29T17:3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office:annotation><dc:creator>Vincenzo Ampolo</dc:creator><dc:date>2011-01-29T13:46:38</dc:date><text:p text:style-name="P7"><text:span text:style-name="T5">do text if not p_list</text:span></text:p></office:annotation><text:span text:style-name="T1">Non sono presenti persone per generare le etichette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/>
            <text:p text:style-name="P3"/>
            <text:p text:style-name="P4"><text:span text:style-name="T2"><office:annotation><dc:creator>Vincenzo Ampolo</dc:creator><dc:date>2011-01-29T14:13:48</dc:date><text:p text:style-name="P8"><text:span text:style-name="T5">do cell for p in p_list</text:span></text:p></office:annotation></text:span><text:change-start text:change-id="ct58954208"/><text:span text:style-name="T3">p.nome</text:span><text:change-end text:change-id="ct58954208"/><text:span text:style-name="T2"> </text:span><text:change-start text:change-id="ct37773504"/><text:span text:style-name="T4">p.cognome</text:span><text:change-end text:change-id="ct37773504"/></text:p>
            <text:p text:style-name="P5"><text:change-start text:change-id="ct71371280"/><text:span text:style-name="T4">p.indirizzo</text:span><text:change-end text:change-id="ct71371280"/></text:p>
            <text:p text:style-name="P4"><text:change-start text:change-id="ct66318352"/><text:span text:style-name="T3">p.cap</text:span><text:change-end text:change-id="ct66318352"/><text:span text:style-name="T2"> </text:span><text:change-start text:change-id="ct66304768"/><text:span text:style-name="T3">p.citta</text:span><text:change-end text:change-id="ct66304768"/><text:span text:style-name="T2"> (</text:span><text:change-start text:change-id="ct66432736"/><text:span text:style-name="T3">p.provincia</text:span><text:change-end text:change-id="ct66432736"/><text:span text:style-name="T2">)</text:span></text:p>
          </table:table-cell>
          <table:table-cell table:style-name="Table1.B1" office:value-type="string">
            <text:p text:style-name="P6"/>
          </table:table-cell>
          <table:table-cell table:style-name="Table1.B1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4in" fo:margin-bottom="0.4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cenzo Ampolo</meta:initial-creator>
    <meta:creation-date>2011-01-29T17:03:33</meta:creation-date>
    <dc:date>2011-01-29T17:40:56</dc:date>
    <dc:creator>Vincenzo Ampolo</dc:creator>
    <meta:editing-duration>PT00H37M23S</meta:editing-duration>
    <meta:editing-cycles>9</meta:editing-cycles>
    <meta:generator>OpenOffice.org/3.2$Unix OpenOffice.org_project/320m19$Build-9505</meta:generator>
    <meta:document-statistic meta:table-count="1" meta:image-count="0" meta:object-count="0" meta:page-count="1" meta:paragraph-count="4" meta:word-count="14" meta:character-count="107"/>
  </office:meta>
</office:document-meta>
</file>